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Droid Sans Fallback1" svg:font-family="'Droid Sans Fallback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body">
      <style:text-properties officeooo:paragraph-rsid="00408b2b"/>
    </style:style>
    <style:style style:name="P2" style:family="paragraph" style:parent-style-name="Thesis_5f_Heading1" style:list-style-name="Thesis_5f_numbering" style:master-page-name="Thesis_5f_bodyPage">
      <style:paragraph-properties style:page-number="auto"/>
      <style:text-properties officeooo:paragraph-rsid="00408b2b"/>
    </style:style>
    <style:style style:name="P3" style:family="paragraph" style:parent-style-name="Thesis_5f_body" style:list-style-name="WW8Num3">
      <style:text-properties officeooo:paragraph-rsid="00408b2b"/>
    </style:style>
    <style:style style:name="T1" style:family="text">
      <style:text-properties officeooo:rsid="0017f6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22113202" text:style-name="Thesis_5f_numbering">
        <text:list-item>
          <text:p text:style-name="P2">Цели и задачи</text:p>
        </text:list-item>
      </text:list>
      <text:p text:style-name="P1"><text:bookmark-start text:name="__RefHeading__4921_970456079"/>Цели на настоящето изследване са изследването на структурата и оценката на съвременното състояние на макрозообентосните съобщества в крайбрежната зона на югозапдното Черно море (Бургаски залив). Основната работна хипотеза е, че антропогенното замърсяване в зоната на изследване променя структурата и състава на макрозообентосните съобщества по измерими и предвидими начини, които могат да се използват за индикатор на степента на антропогенно въздействие върху крайбрежните морски екосистеми.<text:bookmark-end text:name="__RefHeading__4921_970456079"/></text:p>
      <text:p text:style-name="P1">За потвърждаването <text:span text:style-name="T1">или отхвърлянето </text:span>на тази хипотеза и осъществявянето на целите на изследването са набелязани основни задачи:</text:p>
      <text:list xml:id="list1710402098" text:style-name="WW8Num3">
        <text:list-item>
          <text:p text:style-name="P3">таксономична характеристика на видовия състав и описание на количествените параметри на макрозообентосните съобщества на мекото дъно в два подтипа плитководни местообитания – меко пясъчно дъно и подводни ливади от морски треви (тип 1110 – Постоянно покрити от морска вода пясъчни и тинести плитчини, и националните му подтипове по смисъла на ДХ; тип Плитки сублиторални пясъци по смисъла на РДМС);</text:p>
        </text:list-item>
        <text:list-item>
          <text:p text:style-name="P3">описание и изследване на влиянието на абиотичните фактори (с акцент върху <text:s/>антропогенните такива) върху структурата и състоянието на макрозообентосните съобщества в градиент на антропогенно замърсяване; изследване на механизмите на антропогенното влияние (натиск и въздействия) върху тези съобщества;</text:p>
        </text:list-item>
        <text:list-item>
          <text:p text:style-name="P3">определяне на съвременното екологично състояние на макрозообентоса и качеството на морската среда в плитката крайбрежна зона на южното българско Черноморие чрез прилагане на зообентосни индекси за оценка в светлината на трите основни директиви на ЕС, свързани с морските екосистеми;</text:p>
        </text:list-item>
        <text:list-item>
          <text:p text:style-name="P3">сравнителен анализ на функционирането на методи (индекси) за оценка на качеството в крайбрежните морски екосистеми, базирани на зообентоса,<text:tab/> по критериите на РДВ и РДМС; установяване на най-подходящия индекс, адаптиране и разработване на интегративен подход за оценка на състоянието на макрозообентоса;</text:p>
        </text:list-item>
        <text:list-item>
          <text:p text:style-name="P3">разработване на методика за подбор на референтно място за всеки от изследваните типове местообитания; характеризиране на референтните условия по южното ни черноморско крайбрежие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Droid Sans Fallback1" svg:font-family="'Droid Sans Fallback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style:paragraph-properties fo:text-align="justify" style:justify-single-word="false" fo:orphans="2" fo:widows="2" style:page-number="auto" fo:break-before="auto" fo:break-after="auto" style:writing-mode="page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name="Times New Roman1" fo:font-family="'Times New Roman'" style:font-style-name="Bold" style:font-family-generic="roman" style:font-pitch="variable" fo:font-size="20pt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6pt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WW8Num3z0" style:family="text">
      <style:text-properties style:font-name="Times New Roman4" fo:font-family="'Times New Roman'" style:font-family-generic="roman" style:font-pitch="variable" style:font-name-asian="Droid Sans Fallback1" style:font-family-asian="'Droid Sans Fallback'" style:font-pitch-asian="variable" style:font-name-complex="Times New Roman4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fo:margin-top="0.15cm" fo:margin-bottom="0.15cm" style:protect="position" style:wrap="none" style:horizontal-pos="left" style:horizontal-rel="paragraph-content" fo:background-color="transparent" draw:fill="none" draw:fill-color="#729fcf" style:shadow="none" draw:shadow-opacity="100%" style:flow-with-text="tru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4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/>
    <style:master-page style:name="Thesis_5f_prefacePage" style:display-name="Thesis_prefacePage" style:page-layout-name="Mpm4" style:next-style-name="Thesis_5f_bodyPage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0:52:50.419598036</meta:creation-date>
    <meta:editing-duration>PT21S</meta:editing-duration>
    <meta:editing-cycles>4</meta:editing-cycles>
    <meta:generator>LibreOffice/5.3.2.2$Linux_X86_64 LibreOffice_project/6cd4f1ef626f15116896b1d8e1398b56da0d0ee1</meta:generator>
    <meta:initial-creator>K</meta:initial-creator>
    <dc:date>2017-07-03T14:34:09.422815015</dc:date>
    <dc:creator>K</dc:creator>
    <meta:document-statistic meta:table-count="0" meta:image-count="0" meta:object-count="0" meta:page-count="1" meta:paragraph-count="8" meta:word-count="286" meta:character-count="2098" meta:non-whitespace-character-count="1821"/>
    <meta:template xlink:type="simple" xlink:actuate="onRequest" xlink:title="thesis_styles" xlink:href="../../thesis_working/styles_templates/thesis_styles.ott" meta:date="2017-07-03T14:08:18.155344791"/>
  </office:meta>
</office:document-meta>
</file>